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mazonEmber" svg:font-family="AmazonEmber, 'Helvetica Neue', Helvetica, Arial, sans-serif"/>
    <style:font-face style:name="AmazonEmberBold" svg:font-family="AmazonEmberBold, 'Helvetica Neue Bold',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AmazonEmber" fo:font-size="15pt" fo:letter-spacing="normal" fo:font-style="normal" fo:font-weight="normal" style:font-size-asian="15pt" style:font-size-complex="15pt"/>
    </style:style>
    <style:style style:name="P3" style:family="paragraph" style:parent-style-name="Heading_20_1">
      <style:paragraph-properties fo:margin-left="0cm" fo:margin-right="0cm" fo:margin-top="0cm" fo:margin-bottom="0cm" loext:contextual-spacing="false" fo:line-height="130%" fo:orphans="2" fo:widows="2" fo:text-indent="0cm" style:auto-text-indent="false"/>
      <style:text-properties fo:font-variant="normal" fo:text-transform="none" fo:color="#232f3e" style:font-name="AmazonEmberBold" fo:letter-spacing="normal" fo:font-style="normal" fo:font-weight="bold" style:font-weight-asian="bold" style:font-weight-complex="bold"/>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AmazonEmber" fo:font-size="15pt" fo:letter-spacing="normal" fo:font-style="normal" fo:font-weight="normal" style:font-size-asian="15pt" style:font-size-complex="15pt"/>
    </style:style>
    <style:style style:name="T1" style:family="text">
      <style:text-properties fo:font-variant="normal" fo:text-transform="none" fo:color="#000000" style:font-name="AmazonEmber" fo:font-size="15pt" fo:letter-spacing="normal" fo:font-style="normal" fo:font-weight="normal" style:font-size-asian="15pt" style:font-size-complex="15pt"/>
    </style:style>
    <style:style style:name="T2" style:family="text">
      <style:text-properties fo:font-variant="normal" fo:text-transform="none" fo:color="#000000" style:text-line-through-style="none" style:text-line-through-type="none" style:font-name="AmazonEmber" fo:font-size="15pt" fo:letter-spacing="normal" fo:font-style="normal" style:text-underline-style="none" fo:font-weight="normal" style:text-blinking="false" fo:background-color="transparent" loext:char-shading-value="0" style:font-size-asian="15pt" style:font-size-complex="15pt"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LG Electronics makes life good with smarter, happier homes</text:h>
      <text:p text:style-name="P2"/>
      <text:p text:style-name="P1"><text:span text:style-name="T1">With the widest assortment of internet-enabled appliances and one </text:span><text:a xlink:type="simple" xlink:href="https://www.lg.com/us/discover/thinq/app" text:style-name="Internet_20_link" text:visited-style-name="Visited_20_Internet_20_Link"><text:span text:style-name="T2">app</text:span></text:a><text:span text:style-name="T1"> to control them all, LG not only helps simplify our daily lives—it gives us easy-to-use tools for being more efficient, proactive, and environmentally responsible.</text:span></text:p>
      <text:p text:style-name="P1"><text:span text:style-name="T1">The </text:span><text:a xlink:type="simple" xlink:href="https://www.lg.com/us/lg-thinq" text:style-name="Internet_20_link" text:visited-style-name="Visited_20_Internet_20_Link"><text:span text:style-name="T2">LG ThinQ platform</text:span></text:a><text:span text:style-name="T1">, which runs on AWS, allows you to control LG </text:span><text:a xlink:type="simple" xlink:href="https://www.lg.com/us/discover/thinq" text:style-name="Internet_20_link" text:visited-style-name="Visited_20_Internet_20_Link"><text:span text:style-name="T2">ThinQ smart appliances</text:span></text:a><text:span text:style-name="T1"> with your voice and cell phone. For LG customers, “control” means more than simply “turning on and turning off.” Using AI, LG ThinQ can learn your preferences to make relevant recommendations and offer tips based on your habits and the status of your devices. For example, ThinQ learns when you tend to get ice from your refrigerator and makes sure that ice is always available at that time of day.</text:span></text:p>
      <text:p text:style-name="P1"><text:span text:style-name="T1">You can also use the ThinQ app to put your smart LG refrigerator in vacation mode—from anywhere you are—to save energy while you’re away from home. When you’re running errands, you can check the app to see how much time is left on your wash cycle and confirm that you can make one more stop before heading home to put your sheets into the dryer. On movie night, as you relax on your sofa, you can use a single voice command to tell ThinQ to adjust your lighting and television, creating the best possible viewing experience. (</text:span><text:a xlink:type="simple" xlink:href="https://www.lg.com/us/support/smart-thinq-alexa-voice-control" text:style-name="Internet_20_link" text:visited-style-name="Visited_20_Internet_20_Link"><text:span text:style-name="T2">ThinQ works with Amazon Alexa</text:span></text:a><text:span text:style-name="T1"> for voice control, and LG Smart TVs have Alexa built right in.)</text:span></text:p>
      <text:p text:style-name="P1"><text:span text:style-name="T1">Another valuable ThinQ feature is </text:span><text:a xlink:type="simple" xlink:href="https://www.lg.com/us/lg-thinq/proactive-customer-care" text:style-name="Internet_20_link" text:visited-style-name="Visited_20_Internet_20_Link"><text:span text:style-name="T2">Proactive Customer Care</text:span></text:a><text:span text:style-name="T1">, which helps keep LG appliances performing at their best. ThinQ uses a data lake, built on AWS, to analyze big data and anticipate appliance issues before they arise. Based on usage data gathered from your LG appliances, ThinQ automatically sends you contextual alerts and helpful reports. A notification </text:span><text:soft-page-break/><text:span text:style-name="T1">from your clothes washer, for example, could tell you that you’ve added too much detergent and need to reduce the amount and run a Tub Clean cycle before your next load. And a message from your refrigerator could indicate that it’s time to change the water filter and also provide a filter finder to help you shop.</text:span></text:p>
      <text:p text:style-name="P2">Over 30% of consumers who’ve received Proactive Customer Care alerts have been able to fix appliance problems on their own, eliminating the need for a service call. Plus, the alert feature helps keep your appliances in “tip top shape,” improving efficiency and durability while saving energy.</text:p>
      <text:p text:style-name="P1"><text:span text:style-name="T1">How does </text:span><text:a xlink:type="simple" xlink:href="https://aws.amazon.com/solutions/case-studies/lg-electronics/" text:style-name="Internet_20_link" text:visited-style-name="Visited_20_Internet_20_Link"><text:span text:style-name="T2">AWS help LG</text:span></text:a><text:span text:style-name="T1"> make homes smarter and more connected? A key word is: “scalability.” AWS provides the flexible, global infrastructure that enables ThinQ to support a growing number of customers, devices, and appliances around the world. For storing, managing, and analyzing the data that brings intelligence to ThinQ, LG relies on AWS secure, resizable, cost-efficient services. These include Amazon Elastic Compute Cloud (</text:span><text:a xlink:type="simple" xlink:href="https://aws.amazon.com/ec2/" text:style-name="Internet_20_link" text:visited-style-name="Visited_20_Internet_20_Link"><text:span text:style-name="T2">Amazon EC2</text:span></text:a><text:span text:style-name="T1">) with the fastest processors in the cloud; Amazon Relational Database Service (</text:span><text:a xlink:type="simple" xlink:href="https://aws.amazon.com/rds/" text:style-name="Internet_20_link" text:visited-style-name="Visited_20_Internet_20_Link"><text:span text:style-name="T2">Amazon RDS)</text:span></text:a><text:span text:style-name="T1">, which is easy to set up, operate, and scale; and Amazon Simple Storage Solution (</text:span><text:a xlink:type="simple" xlink:href="https://aws.amazon.com/s3/" text:style-name="Internet_20_link" text:visited-style-name="Visited_20_Internet_20_Link"><text:span text:style-name="T2">Amazon S3</text:span></text:a><text:span text:style-name="T1">), offering industry-leading scalability, data availability, and performance.</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mazonEmber" svg:font-family="AmazonEmber, 'Helvetica Neue', Helvetica, Arial, sans-serif"/>
    <style:font-face style:name="AmazonEmberBold" svg:font-family="AmazonEmberBold, 'Helvetica Neue Bold',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1T20:04:56.507219186</meta:creation-date>
    <dc:date>2021-12-19T09:34:54.701282605</dc:date>
    <meta:editing-duration>PT31M20S</meta:editing-duration>
    <meta:editing-cycles>4</meta:editing-cycles>
    <meta:generator>LibreOffice/6.4.7.2$Linux_X86_64 LibreOffice_project/40$Build-2</meta:generator>
    <meta:document-statistic meta:table-count="0" meta:image-count="0" meta:object-count="0" meta:page-count="2" meta:paragraph-count="8" meta:word-count="506" meta:character-count="3066" meta:non-whitespace-character-count="2569"/>
  </office:meta>
</office:document-meta>
</file>